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c3454" officeooo:paragraph-rsid="000c3454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c3454" officeooo:paragraph-rsid="000c3454" fo:background-color="#ffff00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rraform for Absolute Beginners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dfgsdfg sdfgsdfgsd</meta:initial-creator>
    <meta:creation-date>2023-03-29T18:05:08.537634829</meta:creation-date>
    <dc:date>2023-03-29T18:06:39.731375582</dc:date>
    <dc:creator>sdfgsdfg sdfgsdfgsd</dc:creator>
    <meta:editing-duration>PT1M31S</meta:editing-duration>
    <meta:editing-cycles>1</meta:editing-cycles>
    <meta:document-statistic meta:table-count="0" meta:image-count="0" meta:object-count="0" meta:page-count="1" meta:paragraph-count="1" meta:word-count="4" meta:character-count="33" meta:non-whitespace-character-count="30"/>
    <meta:generator>LibreOffice/7.5.1.2$MacOSX_X86_64 LibreOffice_project/fcbaee479e84c6cd81291587d2ee68cba099e129</meta:generator>
  </office:meta>
</office:document-meta>
</file>